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614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rush cim --partial --source='/var/www/html/praeconis/config/drupal/whitelist/' --yes</text:p>
      <text:p text:style-name="P1"/>
      <text:p text:style-name="P1">drush cim --partial --source='/var/www/html/config/drupal/whitelist/' --yes</text:p>
      <text:p text:style-name="P1"/>
      <text:p text:style-name="P1">drush cdel block.block.front_blocks</text:p>
      <text:p text:style-name="P1"/>
      <text:p text:style-name="P1">drush pmu migrate_akelos</text:p>
      <text:p text:style-name="P1"/>
      <text:p text:style-name="P1">drush cim --partial --source='/var/www/html/config/drupal/whitelist/' --yes</text:p>
      <text:p text:style-name="P1"/>
      <text:p text:style-name="P1">drush cdel field.storage.node.field_devis_cotisation_preleveme </text:p>
      <text:p text:style-name="P1"/>
      <text:p text:style-name="P1">drush cim --partial --source='/var/www/html/config/drupal/whitelist/' --ye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13:53:06.359538392</meta:creation-date>
    <meta:generator>LibreOffice/6.1.5.2$Linux_X86_64 LibreOffice_project/10$Build-2</meta:generator>
    <dc:date>2021-02-09T13:54:33.836383365</dc:date>
    <meta:editing-duration>PT1M28S</meta:editing-duration>
    <meta:editing-cycles>1</meta:editing-cycles>
    <meta:document-statistic meta:table-count="0" meta:image-count="0" meta:object-count="0" meta:page-count="1" meta:paragraph-count="7" meta:word-count="41" meta:character-count="432" meta:non-whitespace-character-count="409"/>
  </office:meta>
</office:document-meta>
</file>